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e6e64c" draw:textarea-horizontal-align="justify" draw:textarea-vertical-align="middle" draw:auto-grow-height="false" fo:wrap-option="wrap"/>
    </style:style>
    <style:style style:name="gr6" style:family="graphic" style:parent-style-name="standard">
      <style:graphic-properties svg:stroke-color="#0000ff" draw:textarea-horizontal-align="center" draw:textarea-vertical-align="middle"/>
    </style:style>
    <style:style style:name="gr7" style:family="graphic" style:parent-style-name="standard">
      <style:graphic-properties svg:stroke-color="#000000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1.592cm" svg:height="1.218cm" svg:x="12.4cm" svg:y="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1.592cm" svg:height="1.252cm" svg:x="12.423cm" svg:y="7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1.592cm" svg:height="1.253cm" svg:x="12.468cm" svg:y="9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1.592cm" svg:height="1.173cm" svg:x="12.588cm" svg:y="12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035cm" svg:height="0.962cm" svg:x="12.675cm" svg:y="10.928cm">
          <draw:text-box>
            <text:p>...</text:p>
          </draw:text-box>
        </draw:frame>
        <draw:custom-shape draw:style-name="gr3" draw:text-style-name="P1" draw:id="id13" draw:layer="layout" svg:width="6.79cm" svg:height="12.6cm" svg:x="10.11cm" svg:y="3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196cm" svg:y1="6.188cm" svg:x2="13.219cm" svg:y2="7.194cm" draw:start-shape="id1" draw:start-glue-point="8" draw:end-shape="id2" draw:end-glue-point="4" svg:d="m13196 6188 23 1006">
          <text:p/>
        </draw:connector>
        <draw:connector draw:style-name="gr4" draw:text-style-name="P1" draw:layer="layout" draw:type="line" svg:x1="13.219cm" svg:y1="8.446cm" svg:x2="13.264cm" svg:y2="9.247cm" draw:start-shape="id2" draw:start-glue-point="8" draw:end-shape="id3" draw:end-glue-point="4" svg:d="m13219 8446 45 801">
          <text:p/>
        </draw:connector>
        <draw:custom-shape draw:style-name="gr5" draw:text-style-name="P2" draw:id="id4" draw:layer="layout" svg:width="4.34cm" svg:height="2.56cm" svg:x="15.64cm" svg:y="13.07cm">
          <text:p text:style-name="P1"><text:span text:style-name="T1">State containing sorting data and sign “needs to be moved up” (TBMU)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15.64cm" svg:y1="14.35cm" svg:x2="14.18cm" svg:y2="13.034cm" draw:start-shape="id4" draw:start-glue-point="3" draw:end-shape="id5" draw:end-glue-point="10" svg:d="m15640 14350c-1093 0-364-1316-1460-1316">
          <text:p/>
        </draw:connector>
        <draw:custom-shape draw:style-name="gr1" draw:text-style-name="P1" draw:id="id7" draw:layer="layout" svg:width="1.06cm" svg:height="3.44cm" svg:x="9.72cm" svg:y="7.93cm">
          <draw:glue-point draw:id="4" svg:x="5cm" svg:y="-3.488cm"/>
          <draw:glue-point draw:id="5" svg:x="5.009cm" svg:y="-2.122cm"/>
          <draw:glue-point draw:id="6" svg:x="5cm" svg:y="1.337cm"/>
          <draw:glue-point draw:id="7" svg:x="5.009cm" svg:y="3.168cm"/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id="id6" draw:layer="layout" svg:width="3.75cm" svg:height="1.14cm" svg:x="7.94cm" svg:y="14.41cm">
          <text:p text:style-name="P1"><text:span text:style-name="T1">Ext of signs TBMU 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9.815cm" svg:y1="14.41cm" svg:x2="10.25cm" svg:y2="11.37cm" draw:start-shape="id6" draw:end-shape="id7" draw:end-glue-point="2" svg:d="m9815 14410c0-2280 435-760 435-3040">
          <text:p/>
        </draw:connector>
        <draw:connector draw:style-name="gr4" draw:text-style-name="P1" draw:layer="layout" draw:type="curve" svg:x1="12.4cm" svg:y1="5.579cm" svg:x2="10.78cm" svg:y2="8.451cm" draw:start-shape="id1" draw:start-glue-point="6" draw:end-shape="id7" draw:end-glue-point="4" svg:d="m12400 5579c-1215 0-405 2872-1620 2872">
          <text:p/>
        </draw:connector>
        <draw:connector draw:style-name="gr4" draw:text-style-name="P1" draw:layer="layout" draw:type="curve" svg:x1="12.423cm" svg:y1="7.82cm" svg:x2="10.78cm" svg:y2="8.921cm" draw:start-shape="id2" draw:start-glue-point="6" draw:end-shape="id7" draw:end-glue-point="5" svg:d="m12423 7820c-1231 0-410 1101-1643 1101">
          <text:p/>
        </draw:connector>
        <draw:connector draw:style-name="gr4" draw:text-style-name="P1" draw:layer="layout" draw:type="curve" svg:x1="12.468cm" svg:y1="9.873cm" svg:x2="10.78cm" svg:y2="10.109cm" draw:start-shape="id3" draw:start-glue-point="6" draw:end-shape="id7" draw:end-glue-point="6" svg:d="m12468 9873c-1266 0-422 236-1688 236">
          <text:p/>
        </draw:connector>
        <draw:connector draw:style-name="gr4" draw:text-style-name="P1" draw:layer="layout" draw:type="curve" svg:x1="12.588cm" svg:y1="13.034cm" svg:x2="10.78cm" svg:y2="10.739cm" draw:start-shape="id5" draw:start-glue-point="6" draw:end-shape="id7" draw:end-glue-point="7" svg:d="m12588 13034c-1356 0-452-2295-1808-2295">
          <text:p/>
        </draw:connector>
        <draw:custom-shape draw:style-name="gr1" draw:text-style-name="P1" draw:id="id10" draw:layer="layout" svg:width="1.592cm" svg:height="1.253cm" svg:x="5.754cm" svg:y="9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9" draw:layer="layout" svg:width="0.59cm" svg:height="1.3cm" svg:x="10.35cm" svg:y="5.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id="id8" draw:layer="layout" svg:width="3.75cm" svg:height="1.14cm" svg:x="4.66cm" svg:y="3.91cm">
          <text:p text:style-name="P1"><text:span text:style-name="T1">Chromo iface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8.41cm" svg:y1="4.48cm" svg:x2="10.645cm" svg:y2="5.33cm" draw:start-shape="id8" draw:start-glue-point="1" draw:end-shape="id9" draw:end-glue-point="0" svg:d="m8410 4480c1490 0 2235 283 2235 850">
          <text:p/>
        </draw:connector>
        <draw:custom-shape draw:style-name="gr5" draw:text-style-name="P2" draw:id="id11" draw:layer="layout" svg:width="4.78cm" svg:height="3.12cm" svg:x="1.98cm" svg:y="11.49cm">
          <text:p text:style-name="P1"><text:span text:style-name="T1">State – controller, based on Dataset's chromo. State gets requests TBMU and mutate the Storage chromo properly (moving the states indside i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9.72cm" svg:y1="9.65cm" svg:x2="7.346cm" svg:y2="9.716cm" draw:start-shape="id7" draw:start-glue-point="3" draw:end-shape="id10" draw:end-glue-point="10" svg:d="m9720 9650c-1779 0-592 66-2374 66">
          <text:p/>
        </draw:connector>
        <draw:connector draw:style-name="gr9" draw:text-style-name="P1" draw:layer="layout" draw:type="curve" svg:x1="10.35cm" svg:y1="5.98cm" svg:x2="6.55cm" svg:y2="9.09cm" draw:start-shape="id9" draw:start-glue-point="3" draw:end-shape="id10" draw:end-glue-point="4" svg:d="m10350 5980c-2534 0-3800 1036-3800 3110">
          <text:p/>
        </draw:connector>
        <draw:connector draw:style-name="gr8" draw:text-style-name="P1" draw:layer="layout" draw:type="curve" svg:x1="4.37cm" svg:y1="11.49cm" svg:x2="6.55cm" svg:y2="10.343cm" draw:start-shape="id11" draw:start-glue-point="0" draw:end-shape="id10" draw:end-glue-point="8" svg:d="m4370 11490c0-859 2180-286 2180-1147">
          <text:p/>
        </draw:connector>
        <draw:frame draw:style-name="gr10" draw:layer="layout" svg:width="16.51cm" svg:height="1.24cm" svg:x="2.72cm" svg:y="1.29cm">
          <draw:text-box>
            <text:p>FAP test “Sorting, variant with external controller” </text:p>
          </draw:text-box>
        </draw:frame>
        <draw:custom-shape draw:style-name="gr5" draw:text-style-name="P2" draw:id="id12" draw:layer="layout" svg:width="3.75cm" svg:height="1.14cm" svg:x="16.02cm" svg:y="3.67cm">
          <text:p text:style-name="P1"><text:span text:style-name="T1">Object “Storage”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17.895cm" svg:y1="4.81cm" svg:x2="16.9cm" svg:y2="9.77cm" draw:start-shape="id12" draw:start-glue-point="2" draw:end-shape="id13" svg:d="m17895 4810c0 3307-331 4960-995 49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Yuri Borisov</meta:initial-creator>
    <meta:creation-date>2011-02-07T13:24:52</meta:creation-date>
    <dc:date>2011-02-18T14:42:54</dc:date>
    <dc:creator>Yuri Borisov</dc:creator>
    <meta:editing-duration>PT44H14M34S</meta:editing-duration>
    <meta:editing-cycles>2</meta:editing-cycles>
    <meta:generator>OpenOffice.org/3.2$Linux OpenOffice.org_project/320m12$Build-9483</meta:generator>
    <meta:document-statistic meta:object-count="28"/>
  </office:meta>
</office:document-meta>
</file>